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1.748cm" fo:margin-left="3.08cm" fo:margin-right="2.762cm" table:align="margins"/>
    </style:style>
    <style:style style:name="Tableau1.A" style:family="table-column">
      <style:table-column-properties style:column-width="11.748cm" style:rel-column-width="65535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7.357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5.258cm" fo:margin-left="3.38cm" fo:margin-right="2.916cm" table:align="margins"/>
    </style:style>
    <style:style style:name="Tableau2.A" style:family="table-column">
      <style:table-column-properties style:column-width="5.258cm" style:rel-column-width="65535*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0.668cm" fo:margin-left="0.411cm" fo:margin-right="0.474cm" table:align="margins"/>
    </style:style>
    <style:style style:name="Tableau3.A" style:family="table-column">
      <style:table-column-properties style:column-width="10.668cm" style:rel-column-width="6048*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5.722cm" fo:margin-left="2.23cm" fo:margin-right="2.522cm" table:align="margins"/>
    </style:style>
    <style:style style:name="Tableau4.A" style:family="table-column">
      <style:table-column-properties style:column-width="5.722cm" style:rel-column-width="3714*"/>
    </style:style>
    <style:style style:name="Tableau4.1" style:family="table-row">
      <style:table-row-properties style:min-row-height="1.829cm"/>
    </style:style>
    <style:style style:name="Tableau4.A1" style:family="table-cell">
      <style:table-cell-properties fo:padding="0.097cm" fo:border="0.002cm solid #000000"/>
    </style:style>
    <style:style style:name="Tableau5" style:family="table">
      <style:table-properties style:width="10.668cm" fo:margin-left="0.411cm" fo:margin-right="0.474cm" table:align="margins"/>
    </style:style>
    <style:style style:name="Tableau5.A" style:family="table-column">
      <style:table-column-properties style:column-width="10.668cm" style:rel-column-width="6048*"/>
    </style:style>
    <style:style style:name="Tableau5.A1" style:family="table-cell">
      <style:table-cell-properties fo:padding="0.097cm" fo:border="0.002cm solid #000000"/>
    </style:style>
    <style:style style:name="Tableau6" style:family="table">
      <style:table-properties style:width="5.722cm" fo:margin-left="2.23cm" fo:margin-right="2.522cm" table:align="margins"/>
    </style:style>
    <style:style style:name="Tableau6.A" style:family="table-column">
      <style:table-column-properties style:column-width="5.722cm" style:rel-column-width="3714*"/>
    </style:style>
    <style:style style:name="Tableau6.1" style:family="table-row">
      <style:table-row-properties style:min-row-height="1.829cm"/>
    </style:style>
    <style:style style:name="Tableau6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DejaVu Serif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DejaVu Sans Mono" fo:font-size="10pt" style:text-underline-style="none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Consulter Periodique</text:p>
          </table:table-cell>
        </table:table-row>
        <table:table-row table:style-name="Tableau1.2">
          <table:table-cell table:style-name="Tableau1.A2" office:value-type="string">
            <text:p text:style-name="P2"/>
            <text:p text:style-name="P2">Numero ISSN : <text:span text:style-name="T1">0395-2037</text:span><text:span text:style-name="T2"> *</text:span></text:p>
            <text:p text:style-name="P2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3">Rechercher</text:p>
                </table:table-cell>
              </table:table-row>
            </table:table>
            <text:p text:style-name="P6"/>
            <text:p text:style-name="P6">------------------------------------------------------</text:p>
            <text:p text:style-name="P4"/>
            <text:p text:style-name="P4">Nom périodique : <text:span text:style-name="T2"><text:s/>Misc</text:span></text:p>
            <text:p text:style-name="P5"/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5"/>
                  <text:p text:style-name="P5"><text:s/>Numéro parution : <text:span text:style-name="T1">25112008</text:span> </text:p>
                  <text:p text:style-name="P5"/>
                  <text:p text:style-name="P5"><text:s/>Articles : </text:p>
                  <table:table table:name="Tableau4" table:style-name="Tableau4">
                    <table:table-column table:style-name="Tableau4.A"/>
                    <table:table-row table:style-name="Tableau4.1">
                      <table:table-cell table:style-name="Tableau4.A1" office:value-type="string">
                        <text:p text:style-name="P5">OpenBSD 4,4 – page 4</text:p>
                        <text:p text:style-name="P5">FreeBSD 6.0 – page 10</text:p>
                        <text:p text:style-name="P5">NetBSD 4.0 – page 30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/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5"/>
                  <text:p text:style-name="P5"><text:s/>Numéro parution : <text:span text:style-name="T1">25102008</text:span> </text:p>
                  <text:p text:style-name="P5"/>
                  <text:p text:style-name="P5"><text:s/>Articles : </text:p>
                  <table:table table:name="Tableau6" table:style-name="Tableau6">
                    <table:table-column table:style-name="Tableau6.A"/>
                    <table:table-row table:style-name="Tableau6.1">
                      <table:table-cell table:style-name="Tableau6.A1" office:value-type="string">
                        <text:p text:style-name="P5">Linux – page 4</text:p>
                        <text:p text:style-name="P5">Debian – page 10</text:p>
                        <text:p text:style-name="P5">AES ou RSA – page 30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scriptoff</meta:initial-creator>
    <meta:creation-date>2008-11-30T01:21:58</meta:creation-date>
    <dc:creator>ksz</dc:creator>
    <dc:date>2008-12-04T18:55:20</dc:date>
    <meta:print-date>2008-12-02T08:56:16</meta:print-date>
    <meta:editing-cycles>29</meta:editing-cycles>
    <meta:editing-duration>PT1H15M22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1" meta:paragraph-count="15" meta:word-count="41" meta:character-count="322"/>
  </office:meta>
</office:document-meta>
</file>